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5394in" svg:height="2.9516in" svg:x="3.0398in" svg:y="9.1059in">
            <draw:object draw:notify-on-update-of-ranges="Sheet1.A52:Sheet1.A52 Sheet1.A53:Sheet1.A56 Sheet1.B52:Sheet1.B52 Sheet1.B53:Sheet1.B5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9283in" svg:height="2.9413in" svg:x="9.0177in" svg:y="9.1157in">
            <draw:object draw:notify-on-update-of-ranges="Sheet1.A52:Sheet1.A52 Sheet1.A53:Sheet1.A56 Sheet1.B52:Sheet1.B52 Sheet1.B53:Sheet1.B5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election vs Insertion</text:p>
          </table:table-cell>
          <table:table-cell table:style-name="ce1" office:value-type="string" calcext:value-type="string">
            <text:p>Uniform Distribu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al- 1,000 Doubles</text:p>
          </table:table-cell>
          <table:table-cell table:style-name="ce1" office:value-type="string" calcext:value-type="string">
            <text:p>Faster Algorithm</text:p>
          </table:table-cell>
          <table:table-cell table:style-name="ce1" office:value-type="string" calcext:value-type="string">
            <text:p>Margin of Victory</text:p>
          </table:table-cell>
          <table:table-cell table:style-name="ce1" office:value-type="string" calcext:value-type="string">
            <text:p>Trial- 100 Doubles</text:p>
          </table:table-cell>
          <table:table-cell table:style-name="ce1" office:value-type="string" calcext:value-type="string">
            <text:p>Faster Algorithm</text:p>
          </table:table-cell>
          <table:table-cell table:style-name="ce1" office:value-type="string" calcext:value-type="string">
            <text:p>Margin of Victory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lection</text:p>
          </table:table-cell>
          <table:table-cell office:value-type="float" office:value="1.191" calcext:value-type="float">
            <text:p>1.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ion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lection</text:p>
          </table:table-cell>
          <table:table-cell office:value-type="float" office:value="1.206" calcext:value-type="float">
            <text:p>1.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ertion</text:p>
          </table:table-cell>
          <table:table-cell office:value-type="float" office:value="0.357" calcext:value-type="float">
            <text:p>0.35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lection</text:p>
          </table:table-cell>
          <table:table-cell office:value-type="float" office:value="1.274" calcext:value-type="float">
            <text:p>1.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ertion</text:p>
          </table:table-cell>
          <table:table-cell office:value-type="float" office:value="0.571" calcext:value-type="float">
            <text:p>0.57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lection</text:p>
          </table:table-cell>
          <table:table-cell office:value-type="float" office:value="1.298" calcext:value-type="float">
            <text:p>1.2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ertion</text:p>
          </table:table-cell>
          <table:table-cell office:value-type="float" office:value="0.875" calcext:value-type="float">
            <text:p>0.87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ection</text:p>
          </table:table-cell>
          <table:table-cell office:value-type="float" office:value="1.232" calcext:value-type="float">
            <text:p>1.2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ertion</text:p>
          </table:table-cell>
          <table:table-cell office:value-type="float" office:value="0.667" calcext:value-type="float">
            <text:p>0.66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election</text:p>
          </table:table-cell>
          <table:table-cell table:formula="of:=AVERAGE([.C3:.C7])" office:value-type="float" office:value="1.2402" calcext:value-type="float">
            <text:p>1.2402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Insertion</text:p>
          </table:table-cell>
          <table:table-cell table:formula="of:=AVERAGE([.F3:.F7])" office:value-type="float" office:value="0.694" calcext:value-type="float">
            <text:p>0.69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tandard Deviation</text:p>
          </table:table-cell>
          <table:table-cell table:style-name="ce1"/>
          <table:table-cell table:formula="of:=STDEV([.C3:.C7])" office:value-type="float" office:value="0.0451131909755894" calcext:value-type="float">
            <text:p>0.045113191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formula="of:=STDEV([.F3:.F7])" office:value-type="float" office:value="0.252895235225973" calcext:value-type="float">
            <text:p>0.252895235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election vs Insertion</text:p>
          </table:table-cell>
          <table:table-cell table:style-name="ce1" office:value-type="string" calcext:value-type="string">
            <text:p>Uniform Distribu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al- 1,000 Integers</text:p>
          </table:table-cell>
          <table:table-cell table:style-name="ce1" office:value-type="string" calcext:value-type="string">
            <text:p>Faster Algorithm</text:p>
          </table:table-cell>
          <table:table-cell table:style-name="ce1" office:value-type="string" calcext:value-type="string">
            <text:p>Margin of Victory</text:p>
          </table:table-cell>
          <table:table-cell table:style-name="ce1" office:value-type="string" calcext:value-type="string">
            <text:p>Trial- 100 Integers</text:p>
          </table:table-cell>
          <table:table-cell table:style-name="ce1" office:value-type="string" calcext:value-type="string">
            <text:p>Faster Algorithm</text:p>
          </table:table-cell>
          <table:table-cell table:style-name="ce1" office:value-type="string" calcext:value-type="string">
            <text:p>Margin of Victory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lection</text:p>
          </table:table-cell>
          <table:table-cell office:value-type="float" office:value="1.306" calcext:value-type="float">
            <text:p>1.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ertion</text:p>
          </table:table-cell>
          <table:table-cell office:value-type="float" office:value="0.513" calcext:value-type="float">
            <text:p>0.51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lection</text:p>
          </table:table-cell>
          <table:table-cell office:value-type="float" office:value="1.19" calcext:value-type="float">
            <text:p>1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on</text:p>
          </table:table-cell>
          <table:table-cell office:value-type="float" office:value="1.225" calcext:value-type="float">
            <text:p>1.22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lection</text:p>
          </table:table-cell>
          <table:table-cell office:value-type="float" office:value="1.213" calcext:value-type="float">
            <text:p>1.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ertion</text:p>
          </table:table-cell>
          <table:table-cell office:value-type="float" office:value="0.911" calcext:value-type="float">
            <text:p>0.91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lection</text:p>
          </table:table-cell>
          <table:table-cell office:value-type="float" office:value="1.243" calcext:value-type="float">
            <text:p>1.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ertion</text:p>
          </table:table-cell>
          <table:table-cell office:value-type="float" office:value="0.967" calcext:value-type="float">
            <text:p>0.96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ection</text:p>
          </table:table-cell>
          <table:table-cell office:value-type="float" office:value="1.236" calcext:value-type="float">
            <text:p>1.2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ertion</text:p>
          </table:table-cell>
          <table:table-cell office:value-type="float" office:value="0.888" calcext:value-type="float">
            <text:p>0.88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election</text:p>
          </table:table-cell>
          <table:table-cell table:formula="of:=AVERAGE([.C13:.C17])" office:value-type="float" office:value="1.2376" calcext:value-type="float">
            <text:p>1.2376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Insertion</text:p>
          </table:table-cell>
          <table:table-cell table:formula="of:=AVERAGE([.F13:.F17])" office:value-type="float" office:value="0.9008" calcext:value-type="float">
            <text:p>0.900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tandard Deviation</text:p>
          </table:table-cell>
          <table:table-cell/>
          <table:table-cell table:formula="of:=STDEV([.C13:.C17])" office:value-type="float" office:value="0.043535043355899" calcext:value-type="float">
            <text:p>0.0435350434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formula="of:=STDEV([.F13:.F17])" office:value-type="float" office:value="0.255021959838756" calcext:value-type="float">
            <text:p>0.255021959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election vs Insertion</text:p>
          </table:table-cell>
          <table:table-cell table:style-name="ce1" office:value-type="string" calcext:value-type="string">
            <text:p>Gaussian Distribution</text:p>
          </table:table-cell>
          <table:table-cell office:value-type="string" calcext:value-type="string">
            <text:p>10, 0.5</text:p>
          </table:table-cell>
          <table:table-cell/>
          <table:table-cell table:style-name="ce1" office:value-type="string" calcext:value-type="string">
            <text:p>Gaussian Distribution</text:p>
          </table:table-cell>
          <table:table-cell office:value-type="string" calcext:value-type="string">
            <text:p>0.5, 1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rial- 1,000 Doubles</text:p>
          </table:table-cell>
          <table:table-cell table:style-name="ce1" office:value-type="string" calcext:value-type="string">
            <text:p>Faster Algorithm</text:p>
          </table:table-cell>
          <table:table-cell table:style-name="ce1" office:value-type="string" calcext:value-type="string">
            <text:p>margin of victory</text:p>
          </table:table-cell>
          <table:table-cell table:style-name="ce1" office:value-type="string" calcext:value-type="string">
            <text:p>Trial- 1,000 Doubles</text:p>
          </table:table-cell>
          <table:table-cell table:style-name="ce1" office:value-type="string" calcext:value-type="string">
            <text:p>Faster Algorithm</text:p>
          </table:table-cell>
          <table:table-cell table:style-name="ce1" office:value-type="string" calcext:value-type="string">
            <text:p>Margin of Victory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sertion</text:p>
          </table:table-cell>
          <table:table-cell office:value-type="float" office:value="0.894" calcext:value-type="float">
            <text:p>0.8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ion</text:p>
          </table:table-cell>
          <table:table-cell office:value-type="float" office:value="1.165" calcext:value-type="float">
            <text:p>1.16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lection</text:p>
          </table:table-cell>
          <table:table-cell office:value-type="float" office:value="1.238" calcext:value-type="float">
            <text:p>1.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on</text:p>
          </table:table-cell>
          <table:table-cell office:value-type="float" office:value="1.184" calcext:value-type="float">
            <text:p>1.18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lection</text:p>
          </table:table-cell>
          <table:table-cell office:value-type="float" office:value="1.192" calcext:value-type="float">
            <text:p>1.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ion</text:p>
          </table:table-cell>
          <table:table-cell office:value-type="float" office:value="1.182" calcext:value-type="float">
            <text:p>1.18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lection</text:p>
          </table:table-cell>
          <table:table-cell office:value-type="float" office:value="1.209" calcext:value-type="float">
            <text:p>1.2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ion</text:p>
          </table:table-cell>
          <table:table-cell office:value-type="float" office:value="1.178" calcext:value-type="float">
            <text:p>1.17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ection</text:p>
          </table:table-cell>
          <table:table-cell office:value-type="float" office:value="1.182" calcext:value-type="float">
            <text:p>1.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ection</text:p>
          </table:table-cell>
          <table:table-cell office:value-type="float" office:value="1.153" calcext:value-type="float">
            <text:p>1.15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election</text:p>
          </table:table-cell>
          <table:table-cell table:formula="of:=AVERAGE([.A23:.C27])" office:value-type="float" office:value="2.0715" calcext:value-type="float">
            <text:p>2.0715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election</text:p>
          </table:table-cell>
          <table:table-cell table:formula="of:=AVERAGE([.F23:.F27])" office:value-type="float" office:value="1.1724" calcext:value-type="float">
            <text:p>1.172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tandard Deviation</text:p>
          </table:table-cell>
          <table:table-cell/>
          <table:table-cell table:formula="of:=STDEV([.C23:.C27])" office:value-type="float" office:value="0.140804829462629" calcext:value-type="float">
            <text:p>0.1408048295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formula="of:=STDEV([.F23:.F27])" office:value-type="float" office:value="0.0131263094584883" calcext:value-type="float">
            <text:p>0.013126309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election vs Insertion</text:p>
          </table:table-cell>
          <table:table-cell table:style-name="ce1" office:value-type="string" calcext:value-type="string">
            <text:p>Exponential Distribution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" office:value-type="string" calcext:value-type="string">
            <text:p>Exponential Distribution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rial- 1,000 Doubles</text:p>
          </table:table-cell>
          <table:table-cell table:style-name="ce1" office:value-type="string" calcext:value-type="string">
            <text:p>Faster Algorithm</text:p>
          </table:table-cell>
          <table:table-cell table:style-name="ce1" office:value-type="string" calcext:value-type="string">
            <text:p>Margin of Victory</text:p>
          </table:table-cell>
          <table:table-cell table:style-name="ce1" office:value-type="string" calcext:value-type="string">
            <text:p>Trial- 1,000 Doubles</text:p>
          </table:table-cell>
          <table:table-cell table:style-name="ce1" office:value-type="string" calcext:value-type="string">
            <text:p>Faster Algorithm</text:p>
          </table:table-cell>
          <table:table-cell table:style-name="ce1" office:value-type="string" calcext:value-type="string">
            <text:p>Margin of Victory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lection</text:p>
          </table:table-cell>
          <table:table-cell office:value-type="float" office:value="1.177" calcext:value-type="float">
            <text:p>1.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ion</text:p>
          </table:table-cell>
          <table:table-cell office:value-type="float" office:value="1.21" calcext:value-type="float">
            <text:p>1.2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lection</text:p>
          </table:table-cell>
          <table:table-cell office:value-type="float" office:value="1.172" calcext:value-type="float">
            <text:p>1.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on</text:p>
          </table:table-cell>
          <table:table-cell office:value-type="float" office:value="1.147" calcext:value-type="float">
            <text:p>1.14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lection</text:p>
          </table:table-cell>
          <table:table-cell office:value-type="float" office:value="1.157" calcext:value-type="float">
            <text:p>1.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ion</text:p>
          </table:table-cell>
          <table:table-cell office:value-type="float" office:value="1.162" calcext:value-type="float">
            <text:p>1.16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lection</text:p>
          </table:table-cell>
          <table:table-cell office:value-type="float" office:value="1.158" calcext:value-type="float">
            <text:p>1.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ion</text:p>
          </table:table-cell>
          <table:table-cell office:value-type="float" office:value="1.196" calcext:value-type="float">
            <text:p>1.19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ection</text:p>
          </table:table-cell>
          <table:table-cell office:value-type="float" office:value="1.183" calcext:value-type="float">
            <text:p>1.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ection</text:p>
          </table:table-cell>
          <table:table-cell office:value-type="float" office:value="1.226" calcext:value-type="float">
            <text:p>1.22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election</text:p>
          </table:table-cell>
          <table:table-cell table:formula="of:=AVERAGE([.C33:.C37])" office:value-type="float" office:value="1.1694" calcext:value-type="float">
            <text:p>1.1694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election</text:p>
          </table:table-cell>
          <table:table-cell table:formula="of:=AVERAGE([.F33:.F37])" office:value-type="float" office:value="1.1882" calcext:value-type="float">
            <text:p>1.188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lection vs Insertion</text:p>
          </table:table-cell>
          <table:table-cell/>
          <table:table-cell table:formula="of:=STDEV([.C33:.C37])" office:value-type="float" office:value="0.0115455619178973" calcext:value-type="float">
            <text:p>0.0115455619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formula="of:=STDEV([.F33:.F37])" office:value-type="float" office:value="0.0329727159936818" calcext:value-type="float">
            <text:p>0.03297271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hell vs Insertion</text:p>
          </table:table-cell>
          <table:table-cell table:style-name="ce1" office:value-type="string" calcext:value-type="string">
            <text:p>Uniform Distribution</text:p>
          </table:table-cell>
          <table:table-cell table:number-columns-repeated="2"/>
          <table:table-cell office:value-type="string" calcext:value-type="string">
            <text:p>Uniform Distribu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al- 100 Doubles</text:p>
          </table:table-cell>
          <table:table-cell table:style-name="ce1" office:value-type="string" calcext:value-type="string">
            <text:p>Faster Algorithm</text:p>
          </table:table-cell>
          <table:table-cell table:style-name="ce1" office:value-type="string" calcext:value-type="string">
            <text:p>Margin of Victory</text:p>
          </table:table-cell>
          <table:table-cell table:style-name="ce1" office:value-type="string" calcext:value-type="string">
            <text:p>Trial- 1,000 Doubles</text:p>
          </table:table-cell>
          <table:table-cell table:style-name="ce1" office:value-type="string" calcext:value-type="string">
            <text:p>Faster Algorithm</text:p>
          </table:table-cell>
          <table:table-cell table:style-name="ce1" office:value-type="string" calcext:value-type="string">
            <text:p>Margin of Victory</text:p>
          </table:table-cell>
          <table:table-cell table:style-name="ce1" office:value-type="string" calcext:value-type="string">
            <text:p>Trial- 10,000 Doubles</text:p>
          </table:table-cell>
          <table:table-cell table:style-name="ce1" office:value-type="string" calcext:value-type="string">
            <text:p>Faster Algorithm</text:p>
          </table:table-cell>
          <table:table-cell table:style-name="ce1" office:value-type="string" calcext:value-type="string">
            <text:p>Margin of Victory</text:p>
          </table:table-cell>
          <table:table-cell table:style-name="ce1" office:value-type="string" calcext:value-type="string">
            <text:p>Trial- 100,000 Doubles</text:p>
          </table:table-cell>
          <table:table-cell table:style-name="ce1" office:value-type="string" calcext:value-type="string">
            <text:p>Faster Algorithm</text:p>
          </table:table-cell>
          <table:table-cell table:style-name="ce1" office:value-type="string" calcext:value-type="string">
            <text:p>Margin of Victory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ell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</text:p>
          </table:table-cell>
          <table:table-cell office:value-type="float" office:value="2.172" calcext:value-type="float">
            <text:p>2.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</text:p>
          </table:table-cell>
          <table:table-cell office:value-type="float" office:value="32.228" calcext:value-type="float">
            <text:p>32.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</text:p>
          </table:table-cell>
          <table:table-cell office:value-type="float" office:value="370.702" calcext:value-type="float">
            <text:p>370.702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ertion</text:p>
          </table:table-cell>
          <table:table-cell office:value-type="float" office:value="0.148" calcext:value-type="float">
            <text:p>0.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on</text:p>
          </table:table-cell>
          <table:table-cell office:value-type="float" office:value="3.18" calcext:value-type="float">
            <text:p>3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</text:p>
          </table:table-cell>
          <table:table-cell office:value-type="float" office:value="35.108" calcext:value-type="float">
            <text:p>35.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</text:p>
          </table:table-cell>
          <table:table-cell office:value-type="float" office:value="358.848" calcext:value-type="float">
            <text:p>358.84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ertion</text:p>
          </table:table-cell>
          <table:table-cell office:value-type="float" office:value="0.764" calcext:value-type="float">
            <text:p>0.7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</text:p>
          </table:table-cell>
          <table:table-cell office:value-type="float" office:value="3.109" calcext:value-type="float">
            <text:p>3.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</text:p>
          </table:table-cell>
          <table:table-cell office:value-type="float" office:value="38.549" calcext:value-type="float">
            <text:p>38.5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</text:p>
          </table:table-cell>
          <table:table-cell office:value-type="float" office:value="337.417" calcext:value-type="float">
            <text:p>337.417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ell</text:p>
          </table:table-cell>
          <table:table-cell office:value-type="float" office:value="2.054" calcext:value-type="float">
            <text:p>2.0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ell</text:p>
          </table:table-cell>
          <table:table-cell office:value-type="float" office:value="3.541" calcext:value-type="float">
            <text:p>3.5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ell</text:p>
          </table:table-cell>
          <table:table-cell office:value-type="float" office:value="32.88" calcext:value-type="float">
            <text:p>32.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ell</text:p>
          </table:table-cell>
          <table:table-cell office:value-type="float" office:value="377.837" calcext:value-type="float">
            <text:p>377.83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ell</text:p>
          </table:table-cell>
          <table:table-cell office:value-type="float" office:value="1.257" calcext:value-type="float">
            <text:p>1.2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ell</text:p>
          </table:table-cell>
          <table:table-cell office:value-type="float" office:value="3.13" calcext:value-type="float">
            <text:p>3.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ell</text:p>
          </table:table-cell>
          <table:table-cell office:value-type="float" office:value="37.985" calcext:value-type="float">
            <text:p>37.9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ell</text:p>
          </table:table-cell>
          <table:table-cell office:value-type="float" office:value="379.749" calcext:value-type="float">
            <text:p>379.749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ean</text:p>
          </table:table-cell>
          <table:table-cell/>
          <table:table-cell table:formula="of:=AVERAGE([.C43:.C47])" office:value-type="float" office:value="1.049" calcext:value-type="float">
            <text:p>1.049</text:p>
          </table:table-cell>
          <table:table-cell table:style-name="ce1" office:value-type="string" calcext:value-type="string">
            <text:p>Mean</text:p>
          </table:table-cell>
          <table:table-cell/>
          <table:table-cell table:formula="of:=AVERAGE([.F43:.F47])" office:value-type="float" office:value="3.0264" calcext:value-type="float">
            <text:p>3.0264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hell</text:p>
          </table:table-cell>
          <table:table-cell table:formula="of:=AVERAGE([.I43:.I47])" office:value-type="float" office:value="35.35" calcext:value-type="float">
            <text:p>35.35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hell</text:p>
          </table:table-cell>
          <table:table-cell table:formula="of:=AVERAGE([.L43:.L47])" office:value-type="float" office:value="364.9106" calcext:value-type="float">
            <text:p>364.910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tandard Deviation</text:p>
          </table:table-cell>
          <table:table-cell/>
          <table:table-cell table:formula="of:=STDEV([.C43:.C47])" office:value-type="float" office:value="0.697682592587775" calcext:value-type="float">
            <text:p>0.6976825926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formula="of:=STDEV([.F43:.F47])" office:value-type="float" office:value="0.508910895933659" calcext:value-type="float">
            <text:p>0.5089108959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formula="of:=STDEV([.I43:.I47])" office:value-type="float" office:value="2.87589872909322" calcext:value-type="float">
            <text:p>2.8758987291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formula="of:=STDEV([.L43:.L47])" office:value-type="float" office:value="17.4174008192956" calcext:value-type="float">
            <text:p>17.417400819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aph Char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Margin of Victory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48]" office:value-type="float" office:value="1.049" calcext:value-type="float">
            <text:p>1.049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F48]" office:value-type="float" office:value="3.0264" calcext:value-type="float">
            <text:p>3.0264</text:p>
          </table:table-cell>
          <table:table-cell table:number-columns-repeated="102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I48]" office:value-type="float" office:value="35.35" calcext:value-type="float">
            <text:p>35.35</text:p>
          </table:table-cell>
          <table:table-cell table:number-columns-repeated="102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L48]" office:value-type="float" office:value="364.9106" calcext:value-type="float">
            <text:p>364.9106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4:43:05.289438964</meta:creation-date>
    <meta:generator>LibreOffice/4.2.8.2$Linux_X86_64 LibreOffice_project/420m0$Build-2</meta:generator>
    <dc:date>2016-02-05T17:29:38.132852235</dc:date>
    <meta:editing-duration>P0D</meta:editing-duration>
    <meta:editing-cycles>1</meta:editing-cycles>
    <meta:document-statistic meta:table-count="1" meta:cell-count="3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71cm" svg:height="7.498cm" xlink:href=".." xlink:type="simple" chart:class="chart:scatter" chart:style-name="ch1">
        <chart:title svg:x="4.465cm" svg:y="0.285cm" chart:style-name="ch2">
          <text:p>Shellsort vs Insertionsort</text:p>
        </chart:title>
        <chart:subtitle svg:x="4.147cm" svg:y="1.239cm" chart:style-name="ch3">
          <text:p>Runtime as Input Size Increases</text:p>
        </chart:subtitle>
        <chart:legend chart:legend-position="end" svg:x="10.134cm" svg:y="3.45cm" style:legend-expansion="high" chart:style-name="ch4"/>
        <chart:plot-area chart:style-name="ch5" table:cell-range-address="Sheet1.A52:Sheet1.B56" chart:data-source-has-labels="both" svg:x="1.292cm" svg:y="2.097cm" svg:width="8.561cm" svg:height="4.271cm">
          <chartooo:coordinate-region svg:x="2.099cm" svg:y="2.297cm" svg:width="7.197cm" svg:height="3.424cm"/>
          <chart:axis chart:dimension="x" chart:name="primary-x" chart:style-name="ch6" chartooo:axis-type="auto">
            <chart:title svg:x="4.8cm" svg:y="6.517cm" chart:style-name="ch7">
              <text:p>Input Size</text:p>
            </chart:title>
            <chart:categories table:cell-range-address="Sheet1.A53:Sheet1.A56"/>
          </chart:axis>
          <chart:axis chart:dimension="y" chart:name="primary-y" chart:style-name="ch6">
            <chart:title svg:x="0.451cm" svg:y="6.26cm" chart:style-name="ch8">
              <text:p>Ratio of Runtime Difference</text:p>
            </chart:title>
            <chart:grid chart:style-name="ch9" chart:class="major"/>
          </chart:axis>
          <chart:series chart:style-name="ch10" chart:values-cell-range-address="Sheet1.B53:Sheet1.B56" chart:label-cell-address="Sheet1.B52:Sheet1.B52" chart:class="chart:scatter">
            <chart:domain table:cell-range-address="Sheet1.A53:Sheet1.A56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gin of Victory</text:p>
                <draw:g>
                  <svg:desc>Sheet1.B52:Sheet1.B5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53:Sheet1.A56</svg:desc>
                </draw:g>
              </table:table-cell>
              <table:table-cell office:value-type="float" office:value="1.049">
                <text:p>1.049</text:p>
                <draw:g>
                  <svg:desc>Sheet1.B53:Sheet1.B5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.0264">
                <text:p>3.026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5.35">
                <text:p>35.3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64.9106">
                <text:p>364.91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59cm" svg:height="7.472cm" xlink:href=".." xlink:type="simple" chart:class="chart:scatter" chart:style-name="ch1">
        <chart:title svg:x="4.959cm" svg:y="0.285cm" chart:style-name="ch2">
          <text:p>Shellsort vs Insertionsort</text:p>
        </chart:title>
        <chart:subtitle svg:x="2.564cm" svg:y="1.239cm" chart:style-name="ch3">
          <text:p>Log-Log Comparison of Runtime as Input Size Increases</text:p>
        </chart:subtitle>
        <chart:legend chart:legend-position="end" svg:x="11.122cm" svg:y="3.437cm" style:legend-expansion="high" chart:style-name="ch4"/>
        <chart:plot-area chart:style-name="ch5" table:cell-range-address="Sheet1.A52:Sheet1.B56" chart:data-source-has-labels="both" svg:x="1.312cm" svg:y="2.097cm" svg:width="9.509cm" svg:height="4.245cm">
          <chartooo:coordinate-region svg:x="2.119cm" svg:y="2.296cm" svg:width="8.145cm" svg:height="3.399cm"/>
          <chart:axis chart:dimension="x" chart:name="primary-x" chart:style-name="ch6" chartooo:axis-type="auto">
            <chart:title svg:x="4.501cm" svg:y="6.491cm" chart:style-name="ch7">
              <text:p>Input Size (log scale)</text:p>
            </chart:title>
            <chart:categories table:cell-range-address="Sheet1.A53:Sheet1.A56"/>
          </chart:axis>
          <chart:axis chart:dimension="y" chart:name="primary-y" chart:style-name="ch6">
            <chart:title svg:x="0.451cm" svg:y="5.903cm" chart:style-name="ch8">
              <text:p>Runtime (log seconds)</text:p>
            </chart:title>
            <chart:grid chart:style-name="ch9" chart:class="major"/>
          </chart:axis>
          <chart:series chart:style-name="ch10" chart:values-cell-range-address="Sheet1.B53:Sheet1.B56" chart:label-cell-address="Sheet1.B52:Sheet1.B52" chart:class="chart:scatter">
            <chart:domain table:cell-range-address="Sheet1.A53:Sheet1.A56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gin of Victory</text:p>
                <draw:g>
                  <svg:desc>Sheet1.B52:Sheet1.B5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53:Sheet1.A56</svg:desc>
                </draw:g>
              </table:table-cell>
              <table:table-cell office:value-type="float" office:value="1.049">
                <text:p>1.049</text:p>
                <draw:g>
                  <svg:desc>Sheet1.B53:Sheet1.B5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.0264">
                <text:p>3.026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5.35">
                <text:p>35.3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64.9106">
                <text:p>364.91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